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5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3cm" fo:min-width="5.756cm"/>
    </style:style>
    <style:style style:name="gr4" style:family="graphic" style:parent-style-name="standard">
      <style:graphic-properties draw:stroke="none" svg:stroke-color="#000000" draw:fill="none" draw:fill-color="#ffffff" fo:min-height="0.754cm"/>
    </style:style>
    <style:style style:name="gr5" style:family="graphic" style:parent-style-name="standard">
      <style:graphic-properties draw:stroke="none" svg:stroke-color="#000000" draw:fill="none" draw:fill-color="#ffffff" fo:min-he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4cm" fo:min-width="5.7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5cm" fo:min-width="5.75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4cm" fo:min-width="5.756cm"/>
    </style:style>
    <style:style style:name="gr9" style:family="graphic" style:parent-style-name="standard">
      <style:graphic-properties draw:opacity="50%" draw:textarea-horizontal-align="center" draw:textarea-vertical-align="middle" draw:shadow="visible" draw:shadow-opacity="50%"/>
    </style:style>
    <style:style style:name="gr10" style:family="graphic" style:parent-style-name="standard">
      <style:graphic-properties draw:fill="solid" draw:fill-color="#ff0000" draw:fill-gradient-name="Gradient_20_1" draw:opacity="20%" draw:textarea-horizontal-align="center" draw:textarea-vertical-align="middle" draw:shadow="visible" draw:shadow-opacity="20%"/>
    </style:style>
    <style:style style:name="gr11" style:family="graphic" style:parent-style-name="standard">
      <style:graphic-properties svg:stroke-color="#ff3333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svg:stroke-color="#000080" draw:marker-end="Arrow" draw:marker-end-width="0.3cm" draw:fill="solid" draw:fill-color="#0000ff" draw:textarea-horizontal-align="center" draw:textarea-vertical-align="middle"/>
    </style:style>
    <style:style style:name="P1" style:family="paragraph">
      <style:text-properties fo:color="#b3b300" fo:font-style="italic" fo:font-weight="normal" style:font-style-asian="italic" style:font-weight-asian="normal" style:font-style-complex="italic" style:font-weight-complex="normal"/>
    </style:style>
    <style:style style:name="P2" style:family="paragraph">
      <style:paragraph-properties fo:text-align="center"/>
    </style:style>
    <style:style style:name="P3" style:family="paragraph">
      <style:text-properties fo:color="#800000" fo:font-weight="bold" style:font-weight-asian="bold" style:font-weight-complex="bold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style:text-properties fo:color="#b3b300" fo:font-weight="normal" style:font-weight-asian="normal" style:font-weight-complex="normal"/>
    </style:style>
    <style:style style:name="P6" style:family="paragraph">
      <style:text-properties fo:color="#666699" fo:font-style="italic" fo:font-weight="normal" style:font-style-asian="italic" style:font-weight-asian="normal" style:font-style-complex="italic" style:font-weight-complex="normal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b3b300"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color="#800000" fo:font-weight="bold" style:font-weight-asian="bold" style:font-weight-complex="bold"/>
    </style:style>
    <style:style style:name="T3" style:family="text">
      <style:text-properties fo:color="#800000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color="#b3b300" fo:font-weight="normal" style:font-weight-asian="normal" style:font-weight-complex="normal"/>
    </style:style>
    <style:style style:name="T5" style:family="text">
      <style:text-properties fo:color="#666699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color="#666699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color="#666699" fo:font-style="italic" style:text-underline-style="none" fo:font-weight="bold" style:font-style-asian="italic" style:font-weight-asian="bold" style:font-style-complex="italic" style:font-weight-complex="bold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592cm" svg:height="1.005cm" svg:x="5.784cm" svg:y="1.806cm">
          <draw:text-box>
            <text:p><text:span text:style-name="T1">- Caracterización</text:span></text:p>
          </draw:text-box>
        </draw:frame>
        <draw:line draw:style-name="gr2" draw:text-style-name="P2" draw:layer="layout" svg:x1="6.048cm" svg:y1="7.694cm" svg:x2="16.593cm" svg:y2="7.694cm">
          <text:p/>
        </draw:line>
        <draw:line draw:style-name="gr2" draw:text-style-name="P2" draw:layer="layout" svg:x1="6.048cm" svg:y1="7.694cm" svg:x2="6.048cm" svg:y2="0.945cm">
          <text:p/>
        </draw:line>
        <draw:line draw:style-name="gr2" draw:text-style-name="P2" draw:layer="layout" svg:x1="6.047cm" svg:y1="7.694cm" svg:x2="0.986cm" svg:y2="11.491cm">
          <text:p/>
        </draw:line>
        <draw:frame draw:style-name="gr3" draw:text-style-name="P3" draw:layer="layout" svg:width="6.518cm" svg:height="1.003cm" draw:transform="rotate (0.7853981633973) translate (7.735cm 7.662cm)">
          <draw:text-box>
            <text:p><text:span text:style-name="T2">- </text:span><text:span text:style-name="T3">Modelado</text:span></text:p>
          </draw:text-box>
        </draw:frame>
        <draw:frame draw:style-name="gr4" draw:text-style-name="P1" draw:layer="layout" svg:width="7.592cm" svg:height="1.004cm" svg:x="5.808cm" svg:y="2.9cm">
          <draw:text-box>
            <text:p><text:span text:style-name="T1">- Contextualización</text:span></text:p>
          </draw:text-box>
        </draw:frame>
        <draw:frame draw:style-name="gr5" draw:text-style-name="P5" draw:layer="layout" svg:width="7.592cm" svg:height="0.962cm" svg:x="5.767cm" svg:y="4.1cm">
          <draw:text-box>
            <text:p text:style-name="P4"><text:span text:style-name="T4">- </text:span><text:span text:style-name="T1">Medición</text:span></text:p>
          </draw:text-box>
        </draw:frame>
        <draw:frame draw:style-name="gr1" draw:text-style-name="P1" draw:layer="layout" svg:width="7.592cm" svg:height="1.005cm" svg:x="5.916cm" svg:y="5.445cm">
          <draw:text-box>
            <text:p><text:span text:style-name="T1">- Análisis</text:span></text:p>
          </draw:text-box>
        </draw:frame>
        <draw:frame draw:style-name="gr6" draw:text-style-name="P3" draw:layer="layout" svg:width="6.517cm" svg:height="1.004cm" draw:transform="rotate (0.785049097546901) translate (10.1cm 7.488cm)">
          <draw:text-box>
            <text:p><text:span text:style-name="T2">- </text:span><text:span text:style-name="T3">Simulación</text:span></text:p>
          </draw:text-box>
        </draw:frame>
        <draw:frame draw:style-name="gr7" draw:text-style-name="P3" draw:layer="layout" svg:width="3.857cm" svg:height="1.005cm" draw:transform="rotate (0.785223630472101) translate (11.952cm 7.662cm)">
          <draw:text-box>
            <text:p><text:span text:style-name="T2">- </text:span><text:span text:style-name="T3">Análisis</text:span></text:p>
          </draw:text-box>
        </draw:frame>
        <draw:frame draw:style-name="gr8" draw:text-style-name="P6" draw:layer="layout" svg:width="4.403cm" svg:height="0.962cm" draw:transform="rotate (-0.785572696323686) translate (2.935cm 4.926cm)">
          <draw:text-box>
            <text:p><text:span text:style-name="T5">Arquitectura </text:span><text:span text:style-name="T6">-</text:span></text:p>
          </draw:text-box>
        </draw:frame>
        <draw:frame draw:style-name="gr6" draw:text-style-name="P6" draw:layer="layout" svg:width="3.054cm" svg:height="1.004cm" draw:transform="rotate (-0.785223630473287) translate (2.56cm 7.012cm)">
          <draw:text-box>
            <text:p><text:span text:style-name="T5">Diseño </text:span><text:span text:style-name="T6">-</text:span></text:p>
          </draw:text-box>
        </draw:frame>
        <draw:frame draw:style-name="gr3" draw:text-style-name="P6" draw:layer="layout" svg:width="4.164cm" svg:height="1.003cm" draw:transform="rotate (-0.785223630473287) translate (0.709cm 7.182cm)">
          <draw:text-box>
            <text:p><text:span text:style-name="T5">Tecnología </text:span><text:span text:style-name="T7">-</text:span></text:p>
          </draw:text-box>
        </draw:frame>
        <draw:polygon draw:style-name="gr9" draw:text-style-name="P7" draw:layer="layout" svg:width="15.8cm" svg:height="3.796cm" svg:x="0.986cm" svg:y="7.703cm" svg:viewBox="0 0 15801 3797" draw:points="4989,0 0,3797 12059,3797 15801,0">
          <text:p text:style-name="P2"><text:span text:style-name="T8">- Relaciones intersubjetivas</text:span></text:p>
          <text:p text:style-name="P2"><text:span text:style-name="T8">- Reconfiguración <text:s/></text:span></text:p>
        </draw:polygon>
        <draw:polygon draw:style-name="gr10" draw:text-style-name="P7" draw:layer="layout" svg:width="15.8cm" svg:height="3.796cm" svg:x="1cm" svg:y="5.5cm" svg:viewBox="0 0 15801 3797" draw:points="4989,0 0,3797 12059,3797 15801,0">
          <text:p text:style-name="P2"><text:span text:style-name="T8"><text:s/></text:span></text:p>
        </draw:polygon>
        <draw:line draw:style-name="gr11" draw:text-style-name="P2" draw:layer="layout" svg:x1="13cm" svg:y1="9.5cm" svg:x2="13cm" svg:y2="8.5cm">
          <text:p/>
        </draw:line>
        <draw:line draw:style-name="gr12" draw:text-style-name="P2" draw:layer="layout" svg:x1="13cm" svg:y1="11.5cm" svg:x2="13cm" svg:y2="10.5cm">
          <text:p/>
        </draw:line>
        <draw:line draw:style-name="gr11" draw:text-style-name="P2" draw:layer="layout" svg:x1="16.429cm" svg:y1="5.571cm" svg:x2="16.429cm" svg:y2="4.571cm">
          <text:p/>
        </draw:line>
        <draw:line draw:style-name="gr11" draw:text-style-name="P2" draw:layer="layout" svg:x1="1.035cm" svg:y1="9.218cm" svg:x2="1.035cm" svg:y2="8.218cm">
          <text:p/>
        </draw:line>
        <draw:line draw:style-name="gr12" draw:text-style-name="P2" draw:layer="layout" svg:x1="1cm" svg:y1="11.5cm" svg:x2="1cm" svg:y2="10.5cm">
          <text:p/>
        </draw:line>
        <draw:line draw:style-name="gr12" draw:text-style-name="P2" draw:layer="layout" svg:x1="16.5cm" svg:y1="8cm" svg:x2="16.5cm" svg:y2="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lejandro Sartorio</meta:initial-creator>
    <meta:creation-date>2010-09-02T00:23:47</meta:creation-date>
    <dc:date>2010-09-02T15:59:56</dc:date>
    <dc:creator>Alejandro Sartorio</dc:creator>
    <meta:editing-duration>PT05H19M18S</meta:editing-duration>
    <meta:editing-cycles>10</meta:editing-cycles>
    <meta:generator>OpenOffice.org/3.2$Linux OpenOffice.org_project/320m12$Build-9483</meta:generator>
    <meta:document-statistic meta:object-count="21"/>
  </office:meta>
</office:document-meta>
</file>